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4-05-25">
            <text:p>05/25/14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string">
            <text:p>07:15-7:23</text:p>
          </table:table-cell>
          <table:table-cell table:number-columns-repeated="1021"/>
        </table:table-row>
        <table:table-row table:style-name="ro1">
          <table:table-cell office:value-type="string">
            <text:p>small tweaks to the UI</text:p>
          </table:table-cell>
          <table:table-cell table:style-name="ce9"/>
          <table:table-cell office:value-type="string">
            <text:p>8:16-8:51</text:p>
          </table:table-cell>
          <table:table-cell table:number-columns-repeated="1021"/>
        </table:table-row>
        <table:table-row table:style-name="ro1">
          <table:table-cell office:value-type="string">
            <text:p>turning cook time search into a drop down</text:p>
          </table:table-cell>
          <table:table-cell table:style-name="ce9"/>
          <table:table-cell table:style-name="ce14" office:value-type="string">
            <text:p>10:12-11:25</text:p>
          </table:table-cell>
          <table:table-cell office:value-type="string">
            <text:p>all the parsing for cook time! Ahhh!!!! Being done for the night because there HAS to be a better way to do this.</text:p>
          </table:table-cell>
          <table:table-cell table:number-columns-repeated="1020"/>
        </table:table-row>
        <table:table-row table:style-name="ro1">
          <table:table-cell office:value-type="string">
            <text:p>fixing work log and stuff</text:p>
          </table:table-cell>
          <table:table-cell table:style-name="ce9"/>
          <table:table-cell table:style-name="ce1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continue cook time search</text:p>
          </table:table-cell>
          <table:table-cell table:style-name="ce10" office:value-type="date" office:date-value="2014-05-26">
            <text:p>05/26/14</text:p>
          </table:table-cell>
          <table:table-cell table:style-name="ce14" office:value-type="string">
            <text:p>12:21-1:06</text:p>
          </table:table-cell>
          <table:table-cell table:number-columns-repeated="1021"/>
        </table:table-row>
        <table:table-row table:style-name="ro1">
          <table:table-cell office:value-type="string">
            <text:p>fix drop down for cook time search</text:p>
          </table:table-cell>
          <table:table-cell table:style-name="ce10" office:value-type="date" office:date-value="2014-05-27">
            <text:p>05/27/14</text:p>
          </table:table-cell>
          <table:table-cell table:style-name="ce14" office:value-type="string">
            <text:p>05:46-5:55</text:p>
          </table:table-cell>
          <table:table-cell office:value-type="string">
            <text:p>can't sleep. Might as well put this time to use</text:p>
          </table:table-cell>
          <table:table-cell table:number-columns-repeated="1020"/>
        </table:table-row>
        <table:table-row table:style-name="ro1">
          <table:table-cell office:value-type="string">
            <text:p>fix link colors</text:p>
          </table:table-cell>
          <table:table-cell table:style-name="ce9"/>
          <table:table-cell table:style-name="ce14" office:value-type="string">
            <text:p>05:55-6:14</text:p>
          </table:table-cell>
          <table:table-cell office:value-type="string">
            <text:p>unvisited links are appearing white</text:p>
          </table:table-cell>
          <table:table-cell table:number-columns-repeated="1020"/>
        </table:table-row>
        <table:table-row table:style-name="ro1">
          <table:table-cell office:value-type="string">
            <text:p>write out how menus and shopping lists will work</text:p>
          </table:table-cell>
          <table:table-cell table:style-name="ce9"/>
          <table:table-cell table:style-name="ce14" office:value-type="string">
            <text:p>06:14-6:19</text:p>
          </table:table-cell>
          <table:table-cell table:number-columns-repeated="1021"/>
        </table:table-row>
        <table:table-row table:style-name="ro1">
          <table:table-cell office:value-type="string">
            <text:p>make search exclusive</text:p>
          </table:table-cell>
          <table:table-cell table:style-name="ce9"/>
          <table:table-cell table:style-name="ce14" office:value-type="string">
            <text:p>06:19-6:22</text:p>
          </table:table-cell>
          <table:table-cell office:value-type="string">
            <text:p>search results should match ALL search terms, not just 1</text:p>
          </table:table-cell>
          <table:table-cell table:number-columns-repeated="1020"/>
        </table:table-row>
        <table:table-row table:style-name="ro1">
          <table:table-cell office:value-type="string">
            <text:p>thinking up solution to make search exclusive/implementing it</text:p>
          </table:table-cell>
          <table:table-cell table:style-name="ce9"/>
          <table:table-cell table:style-name="ce14" office:value-type="string">
            <text:p>12:00-12:22</text:p>
          </table:table-cell>
          <table:table-cell table:number-columns-repeated="1021"/>
        </table:table-row>
        <table:table-row table:style-name="ro1" table:number-rows-repeated="108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7T12:22:30</dc:date>
    <meta:editing-cycles>512</meta:editing-cycles>
    <meta:editing-duration>P1DT13H35M8S</meta:editing-duration>
    <meta:document-statistic meta:table-count="1" meta:cell-count="92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